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2cm"/>
    </style:style>
    <style:style style:name="co2" style:family="table-column">
      <style:table-column-properties fo:break-before="auto" style:column-width="2.438cm"/>
    </style:style>
    <style:style style:name="co3" style:family="table-column">
      <style:table-column-properties fo:break-before="auto" style:column-width="1.857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1.5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est" table:style-name="ta1">
        <table:shapes>
          <draw:frame draw:z-index="0" draw:style-name="gr1" draw:text-style-name="P1" svg:width="15.999cm" svg:height="8.999cm" svg:x="11.046cm" svg:y="17.41cm">
            <draw:object draw:notify-on-update-of-ranges="test.A44:test.A59 test.B44:test.B59 test.C44:test.C5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deadline_rest</text:p>
          </table:table-cell>
          <table:table-cell office:value-type="string" calcext:value-type="string">
            <text:p>time_high</text:p>
          </table:table-cell>
          <table:table-cell office:value-type="string" calcext:value-type="string">
            <text:p>time_low</text:p>
          </table:table-cell>
          <table:table-cell office:value-type="string" calcext:value-type="string">
            <text:p>Wh_h</text:p>
          </table:table-cell>
          <table:table-cell office:value-type="string" calcext:value-type="string">
            <text:p>Wh_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5000" calcext:value-type="float">
            <text:p>985000</text:p>
          </table:table-cell>
          <table:table-cell office:value-type="float" office:value="0" calcext:value-type="float">
            <text:p>0</text:p>
          </table:table-cell>
          <table:table-cell office:value-type="float" office:value="695000" calcext:value-type="float">
            <text:p>695000</text:p>
          </table:table-cell>
          <table:table-cell office:value-type="float" office:value="0" calcext:value-type="float">
            <text:p>0</text:p>
          </table:table-cell>
          <table:table-cell office:value-type="float" office:value="12.2955" calcext:value-type="float">
            <text:p>12.295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948420" calcext:value-type="float">
            <text:p>948420</text:p>
          </table:table-cell>
          <table:table-cell office:value-type="float" office:value="0" calcext:value-type="float">
            <text:p>0</text:p>
          </table:table-cell>
          <table:table-cell office:value-type="float" office:value="731580" calcext:value-type="float">
            <text:p>731580</text:p>
          </table:table-cell>
          <table:table-cell office:value-type="float" office:value="0" calcext:value-type="float">
            <text:p>0</text:p>
          </table:table-cell>
          <table:table-cell office:value-type="float" office:value="12.2956" calcext:value-type="float">
            <text:p>12.295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907777" calcext:value-type="float">
            <text:p>907777</text:p>
          </table:table-cell>
          <table:table-cell office:value-type="float" office:value="0" calcext:value-type="float">
            <text:p>0</text:p>
          </table:table-cell>
          <table:table-cell office:value-type="float" office:value="772223" calcext:value-type="float">
            <text:p>772223</text:p>
          </table:table-cell>
          <table:table-cell office:value-type="float" office:value="0" calcext:value-type="float">
            <text:p>0</text:p>
          </table:table-cell>
          <table:table-cell office:value-type="float" office:value="12.2956" calcext:value-type="float">
            <text:p>12.2956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862352" calcext:value-type="float">
            <text:p>862352</text:p>
          </table:table-cell>
          <table:table-cell office:value-type="float" office:value="0" calcext:value-type="float">
            <text:p>0</text:p>
          </table:table-cell>
          <table:table-cell office:value-type="float" office:value="817648" calcext:value-type="float">
            <text:p>817648</text:p>
          </table:table-cell>
          <table:table-cell office:value-type="float" office:value="0" calcext:value-type="float">
            <text:p>0</text:p>
          </table:table-cell>
          <table:table-cell office:value-type="float" office:value="12.2956" calcext:value-type="float">
            <text:p>12.295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11249" calcext:value-type="float">
            <text:p>811249</text:p>
          </table:table-cell>
          <table:table-cell office:value-type="float" office:value="0" calcext:value-type="float">
            <text:p>0</text:p>
          </table:table-cell>
          <table:table-cell office:value-type="float" office:value="868751" calcext:value-type="float">
            <text:p>868751</text:p>
          </table:table-cell>
          <table:table-cell office:value-type="float" office:value="0" calcext:value-type="float">
            <text:p>0</text:p>
          </table:table-cell>
          <table:table-cell office:value-type="float" office:value="12.2956" calcext:value-type="float">
            <text:p>12.295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753332" calcext:value-type="float">
            <text:p>753332</text:p>
          </table:table-cell>
          <table:table-cell office:value-type="float" office:value="0" calcext:value-type="float">
            <text:p>0</text:p>
          </table:table-cell>
          <table:table-cell office:value-type="float" office:value="926668" calcext:value-type="float">
            <text:p>926668</text:p>
          </table:table-cell>
          <table:table-cell office:value-type="float" office:value="0" calcext:value-type="float">
            <text:p>0</text:p>
          </table:table-cell>
          <table:table-cell office:value-type="float" office:value="12.2956" calcext:value-type="float">
            <text:p>12.295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87141" calcext:value-type="float">
            <text:p>687141</text:p>
          </table:table-cell>
          <table:table-cell office:value-type="float" office:value="0" calcext:value-type="float">
            <text:p>0</text:p>
          </table:table-cell>
          <table:table-cell office:value-type="float" office:value="992859" calcext:value-type="float">
            <text:p>992859</text:p>
          </table:table-cell>
          <table:table-cell office:value-type="float" office:value="0" calcext:value-type="float">
            <text:p>0</text:p>
          </table:table-cell>
          <table:table-cell office:value-type="float" office:value="12.2956" calcext:value-type="float">
            <text:p>12.295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610767" calcext:value-type="float">
            <text:p>610767</text:p>
          </table:table-cell>
          <table:table-cell office:value-type="float" office:value="0" calcext:value-type="float">
            <text:p>0</text:p>
          </table:table-cell>
          <table:table-cell office:value-type="float" office:value="1069233" calcext:value-type="float">
            <text:p>1069233</text:p>
          </table:table-cell>
          <table:table-cell office:value-type="float" office:value="0" calcext:value-type="float">
            <text:p>0</text:p>
          </table:table-cell>
          <table:table-cell office:value-type="float" office:value="12.2956" calcext:value-type="float">
            <text:p>12.295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21665" calcext:value-type="float">
            <text:p>521665</text:p>
          </table:table-cell>
          <table:table-cell office:value-type="float" office:value="0" calcext:value-type="float">
            <text:p>0</text:p>
          </table:table-cell>
          <table:table-cell office:value-type="float" office:value="1158335" calcext:value-type="float">
            <text:p>1158335</text:p>
          </table:table-cell>
          <table:table-cell office:value-type="float" office:value="0" calcext:value-type="float">
            <text:p>0</text:p>
          </table:table-cell>
          <table:table-cell office:value-type="float" office:value="12.2956" calcext:value-type="float">
            <text:p>12.2956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540380" calcext:value-type="float">
            <text:p>540380</text:p>
          </table:table-cell>
          <table:table-cell office:value-type="float" office:value="42273" calcext:value-type="float">
            <text:p>42273</text:p>
          </table:table-cell>
          <table:table-cell office:value-type="float" office:value="1097347" calcext:value-type="float">
            <text:p>1097347</text:p>
          </table:table-cell>
          <table:table-cell office:value-type="float" office:value="1.38823" calcext:value-type="float">
            <text:p>1.38823</text:p>
          </table:table-cell>
          <table:table-cell office:value-type="float" office:value="10.6775" calcext:value-type="float">
            <text:p>10.677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66197" calcext:value-type="float">
            <text:p>566197</text:p>
          </table:table-cell>
          <table:table-cell office:value-type="float" office:value="93001" calcext:value-type="float">
            <text:p>93001</text:p>
          </table:table-cell>
          <table:table-cell office:value-type="float" office:value="1020802" calcext:value-type="float">
            <text:p>1020802</text:p>
          </table:table-cell>
          <table:table-cell office:value-type="float" office:value="2.77648" calcext:value-type="float">
            <text:p>2.77648</text:p>
          </table:table-cell>
          <table:table-cell office:value-type="float" office:value="9.02972" calcext:value-type="float">
            <text:p>9.0297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577087" calcext:value-type="float">
            <text:p>577087</text:p>
          </table:table-cell>
          <table:table-cell office:value-type="float" office:value="148111" calcext:value-type="float">
            <text:p>148111</text:p>
          </table:table-cell>
          <table:table-cell office:value-type="float" office:value="954802" calcext:value-type="float">
            <text:p>954802</text:p>
          </table:table-cell>
          <table:table-cell office:value-type="float" office:value="3.97957" calcext:value-type="float">
            <text:p>3.97957</text:p>
          </table:table-cell>
          <table:table-cell office:value-type="float" office:value="7.60132" calcext:value-type="float">
            <text:p>7.6013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55825" calcext:value-type="float">
            <text:p>555825</text:p>
          </table:table-cell>
          <table:table-cell office:value-type="float" office:value="205375" calcext:value-type="float">
            <text:p>205375</text:p>
          </table:table-cell>
          <table:table-cell office:value-type="float" office:value="918800" calcext:value-type="float">
            <text:p>918800</text:p>
          </table:table-cell>
          <table:table-cell office:value-type="float" office:value="4.90506" calcext:value-type="float">
            <text:p>4.90506</text:p>
          </table:table-cell>
          <table:table-cell office:value-type="float" office:value="6.50195" calcext:value-type="float">
            <text:p>6.5019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515198" calcext:value-type="float">
            <text:p>515198</text:p>
          </table:table-cell>
          <table:table-cell office:value-type="float" office:value="274572" calcext:value-type="float">
            <text:p>274572</text:p>
          </table:table-cell>
          <table:table-cell office:value-type="float" office:value="890230" calcext:value-type="float">
            <text:p>890230</text:p>
          </table:table-cell>
          <table:table-cell office:value-type="float" office:value="5.73801" calcext:value-type="float">
            <text:p>5.73801</text:p>
          </table:table-cell>
          <table:table-cell office:value-type="float" office:value="5.5123" calcext:value-type="float">
            <text:p>5.512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45532" calcext:value-type="float">
            <text:p>445532</text:p>
          </table:table-cell>
          <table:table-cell office:value-type="float" office:value="361667" calcext:value-type="float">
            <text:p>361667</text:p>
          </table:table-cell>
          <table:table-cell office:value-type="float" office:value="872801" calcext:value-type="float">
            <text:p>872801</text:p>
          </table:table-cell>
          <table:table-cell office:value-type="float" office:value="6.47839" calcext:value-type="float">
            <text:p>6.47839</text:p>
          </table:table-cell>
          <table:table-cell office:value-type="float" office:value="4.63233" calcext:value-type="float">
            <text:p>4.632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82997" calcext:value-type="float">
            <text:p>382997</text:p>
          </table:table-cell>
          <table:table-cell office:value-type="float" office:value="496201" calcext:value-type="float">
            <text:p>496201</text:p>
          </table:table-cell>
          <table:table-cell office:value-type="float" office:value="800802" calcext:value-type="float">
            <text:p>800802</text:p>
          </table:table-cell>
          <table:table-cell office:value-type="float" office:value="7.40686" calcext:value-type="float">
            <text:p>7.40686</text:p>
          </table:table-cell>
          <table:table-cell office:value-type="float" office:value="3.54183" calcext:value-type="float">
            <text:p>3.5418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deadline_rest</text:p>
          </table:table-cell>
          <table:table-cell office:value-type="string" calcext:value-type="string">
            <text:p>time_high</text:p>
          </table:table-cell>
          <table:table-cell office:value-type="string" calcext:value-type="string">
            <text:p>time_low</text:p>
          </table:table-cell>
          <table:table-cell office:value-type="string" calcext:value-type="string">
            <text:p>Wh_h</text:p>
          </table:table-cell>
          <table:table-cell office:value-type="string" calcext:value-type="string">
            <text:p>Wh_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5000" calcext:value-type="float">
            <text:p>985000</text:p>
          </table:table-cell>
          <table:table-cell office:value-type="float" office:value="0" calcext:value-type="float">
            <text:p>0</text:p>
          </table:table-cell>
          <table:table-cell office:value-type="float" office:value="695000" calcext:value-type="float">
            <text:p>695000</text:p>
          </table:table-cell>
          <table:table-cell office:value-type="float" office:value="0" calcext:value-type="float">
            <text:p>0</text:p>
          </table:table-cell>
          <table:table-cell office:value-type="float" office:value="12.2955" calcext:value-type="float">
            <text:p>12.295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948420" calcext:value-type="float">
            <text:p>948420</text:p>
          </table:table-cell>
          <table:table-cell office:value-type="float" office:value="0" calcext:value-type="float">
            <text:p>0</text:p>
          </table:table-cell>
          <table:table-cell office:value-type="float" office:value="731580" calcext:value-type="float">
            <text:p>731580</text:p>
          </table:table-cell>
          <table:table-cell office:value-type="float" office:value="0" calcext:value-type="float">
            <text:p>0</text:p>
          </table:table-cell>
          <table:table-cell office:value-type="float" office:value="12.2956" calcext:value-type="float">
            <text:p>12.295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907777" calcext:value-type="float">
            <text:p>907777</text:p>
          </table:table-cell>
          <table:table-cell office:value-type="float" office:value="0" calcext:value-type="float">
            <text:p>0</text:p>
          </table:table-cell>
          <table:table-cell office:value-type="float" office:value="772223" calcext:value-type="float">
            <text:p>772223</text:p>
          </table:table-cell>
          <table:table-cell office:value-type="float" office:value="0" calcext:value-type="float">
            <text:p>0</text:p>
          </table:table-cell>
          <table:table-cell office:value-type="float" office:value="12.2956" calcext:value-type="float">
            <text:p>12.2956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862352" calcext:value-type="float">
            <text:p>862352</text:p>
          </table:table-cell>
          <table:table-cell office:value-type="float" office:value="0" calcext:value-type="float">
            <text:p>0</text:p>
          </table:table-cell>
          <table:table-cell office:value-type="float" office:value="817648" calcext:value-type="float">
            <text:p>817648</text:p>
          </table:table-cell>
          <table:table-cell office:value-type="float" office:value="0" calcext:value-type="float">
            <text:p>0</text:p>
          </table:table-cell>
          <table:table-cell office:value-type="float" office:value="12.2956" calcext:value-type="float">
            <text:p>12.295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11249" calcext:value-type="float">
            <text:p>811249</text:p>
          </table:table-cell>
          <table:table-cell office:value-type="float" office:value="0" calcext:value-type="float">
            <text:p>0</text:p>
          </table:table-cell>
          <table:table-cell office:value-type="float" office:value="868751" calcext:value-type="float">
            <text:p>868751</text:p>
          </table:table-cell>
          <table:table-cell office:value-type="float" office:value="0" calcext:value-type="float">
            <text:p>0</text:p>
          </table:table-cell>
          <table:table-cell office:value-type="float" office:value="12.2956" calcext:value-type="float">
            <text:p>12.295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753332" calcext:value-type="float">
            <text:p>753332</text:p>
          </table:table-cell>
          <table:table-cell office:value-type="float" office:value="0" calcext:value-type="float">
            <text:p>0</text:p>
          </table:table-cell>
          <table:table-cell office:value-type="float" office:value="926668" calcext:value-type="float">
            <text:p>926668</text:p>
          </table:table-cell>
          <table:table-cell office:value-type="float" office:value="0" calcext:value-type="float">
            <text:p>0</text:p>
          </table:table-cell>
          <table:table-cell office:value-type="float" office:value="12.2956" calcext:value-type="float">
            <text:p>12.295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87141" calcext:value-type="float">
            <text:p>687141</text:p>
          </table:table-cell>
          <table:table-cell office:value-type="float" office:value="0" calcext:value-type="float">
            <text:p>0</text:p>
          </table:table-cell>
          <table:table-cell office:value-type="float" office:value="992859" calcext:value-type="float">
            <text:p>992859</text:p>
          </table:table-cell>
          <table:table-cell office:value-type="float" office:value="0" calcext:value-type="float">
            <text:p>0</text:p>
          </table:table-cell>
          <table:table-cell office:value-type="float" office:value="12.2956" calcext:value-type="float">
            <text:p>12.295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610767" calcext:value-type="float">
            <text:p>610767</text:p>
          </table:table-cell>
          <table:table-cell office:value-type="float" office:value="0" calcext:value-type="float">
            <text:p>0</text:p>
          </table:table-cell>
          <table:table-cell office:value-type="float" office:value="1069233" calcext:value-type="float">
            <text:p>1069233</text:p>
          </table:table-cell>
          <table:table-cell office:value-type="float" office:value="0" calcext:value-type="float">
            <text:p>0</text:p>
          </table:table-cell>
          <table:table-cell office:value-type="float" office:value="12.2956" calcext:value-type="float">
            <text:p>12.295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21665" calcext:value-type="float">
            <text:p>521665</text:p>
          </table:table-cell>
          <table:table-cell office:value-type="float" office:value="0" calcext:value-type="float">
            <text:p>0</text:p>
          </table:table-cell>
          <table:table-cell office:value-type="float" office:value="1158335" calcext:value-type="float">
            <text:p>1158335</text:p>
          </table:table-cell>
          <table:table-cell office:value-type="float" office:value="0" calcext:value-type="float">
            <text:p>0</text:p>
          </table:table-cell>
          <table:table-cell office:value-type="float" office:value="12.2956" calcext:value-type="float">
            <text:p>12.2956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16362" calcext:value-type="float">
            <text:p>416362</text:p>
          </table:table-cell>
          <table:table-cell office:value-type="float" office:value="0" calcext:value-type="float">
            <text:p>0</text:p>
          </table:table-cell>
          <table:table-cell office:value-type="float" office:value="1263638" calcext:value-type="float">
            <text:p>1263638</text:p>
          </table:table-cell>
          <table:table-cell office:value-type="float" office:value="0" calcext:value-type="float">
            <text:p>0</text:p>
          </table:table-cell>
          <table:table-cell office:value-type="float" office:value="12.2956" calcext:value-type="float">
            <text:p>12.295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89997" calcext:value-type="float">
            <text:p>289997</text:p>
          </table:table-cell>
          <table:table-cell office:value-type="float" office:value="0" calcext:value-type="float">
            <text:p>0</text:p>
          </table:table-cell>
          <table:table-cell office:value-type="float" office:value="1390003" calcext:value-type="float">
            <text:p>1390003</text:p>
          </table:table-cell>
          <table:table-cell office:value-type="float" office:value="0" calcext:value-type="float">
            <text:p>0</text:p>
          </table:table-cell>
          <table:table-cell office:value-type="float" office:value="12.2956" calcext:value-type="float">
            <text:p>12.295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35554" calcext:value-type="float">
            <text:p>135554</text:p>
          </table:table-cell>
          <table:table-cell office:value-type="float" office:value="0" calcext:value-type="float">
            <text:p>0</text:p>
          </table:table-cell>
          <table:table-cell office:value-type="float" office:value="1544446" calcext:value-type="float">
            <text:p>1544446</text:p>
          </table:table-cell>
          <table:table-cell office:value-type="float" office:value="0" calcext:value-type="float">
            <text:p>0</text:p>
          </table:table-cell>
          <table:table-cell office:value-type="float" office:value="12.2956" calcext:value-type="float">
            <text:p>12.295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2700" calcext:value-type="float">
            <text:p>32700</text:p>
          </table:table-cell>
          <table:table-cell office:value-type="float" office:value="31000" calcext:value-type="float">
            <text:p>31000</text:p>
          </table:table-cell>
          <table:table-cell office:value-type="float" office:value="1616300" calcext:value-type="float">
            <text:p>1616300</text:p>
          </table:table-cell>
          <table:table-cell office:value-type="float" office:value="0.740386" calcext:value-type="float">
            <text:p>0.740386</text:p>
          </table:table-cell>
          <table:table-cell office:value-type="float" office:value="11.4379" calcext:value-type="float">
            <text:p>11.437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63484" calcext:value-type="float">
            <text:p>63484</text:p>
          </table:table-cell>
          <table:table-cell office:value-type="float" office:value="124000" calcext:value-type="float">
            <text:p>124000</text:p>
          </table:table-cell>
          <table:table-cell office:value-type="float" office:value="1492516" calcext:value-type="float">
            <text:p>1492516</text:p>
          </table:table-cell>
          <table:table-cell office:value-type="float" office:value="2.59135" calcext:value-type="float">
            <text:p>2.59135</text:p>
          </table:table-cell>
          <table:table-cell office:value-type="float" office:value="9.24166" calcext:value-type="float">
            <text:p>9.2416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8032" calcext:value-type="float">
            <text:p>58032</text:p>
          </table:table-cell>
          <table:table-cell office:value-type="float" office:value="232500" calcext:value-type="float">
            <text:p>232500</text:p>
          </table:table-cell>
          <table:table-cell office:value-type="float" office:value="1389468" calcext:value-type="float">
            <text:p>1389468</text:p>
          </table:table-cell>
          <table:table-cell office:value-type="float" office:value="4.16467" calcext:value-type="float">
            <text:p>4.16467</text:p>
          </table:table-cell>
          <table:table-cell office:value-type="float" office:value="7.3745" calcext:value-type="float">
            <text:p>7.374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3197" calcext:value-type="float">
            <text:p>13197</text:p>
          </table:table-cell>
          <table:table-cell office:value-type="float" office:value="372001" calcext:value-type="float">
            <text:p>372001</text:p>
          </table:table-cell>
          <table:table-cell office:value-type="float" office:value="1294802" calcext:value-type="float">
            <text:p>1294802</text:p>
          </table:table-cell>
          <table:table-cell office:value-type="float" office:value="5.55291" calcext:value-type="float">
            <text:p>5.55291</text:p>
          </table:table-cell>
          <table:table-cell office:value-type="float" office:value="5.72672" calcext:value-type="float">
            <text:p>5.72672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deadline_res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985000" calcext:value-type="float">
            <text:p>985000</text:p>
          </table:table-cell>
          <table:table-cell table:number-columns-repeated="3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2" office:value-type="float" office:value="948420" calcext:value-type="float">
            <text:p>948420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 office:value-type="float" office:value="907777" calcext:value-type="float">
            <text:p>907777</text:p>
          </table:table-cell>
          <table:table-cell table:number-columns-repeated="3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number-columns-repeated="2" office:value-type="float" office:value="862352" calcext:value-type="float">
            <text:p>862352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811249" calcext:value-type="float">
            <text:p>811249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2" office:value-type="float" office:value="753332" calcext:value-type="float">
            <text:p>753332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2" office:value-type="float" office:value="687141" calcext:value-type="float">
            <text:p>687141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number-columns-repeated="2" office:value-type="float" office:value="610767" calcext:value-type="float">
            <text:p>610767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 office:value-type="float" office:value="521665" calcext:value-type="float">
            <text:p>521665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540380" calcext:value-type="float">
            <text:p>540380</text:p>
          </table:table-cell>
          <table:table-cell office:value-type="float" office:value="416362" calcext:value-type="float">
            <text:p>416362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66197" calcext:value-type="float">
            <text:p>566197</text:p>
          </table:table-cell>
          <table:table-cell office:value-type="float" office:value="289997" calcext:value-type="float">
            <text:p>289997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577087" calcext:value-type="float">
            <text:p>577087</text:p>
          </table:table-cell>
          <table:table-cell office:value-type="float" office:value="135554" calcext:value-type="float">
            <text:p>135554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55825" calcext:value-type="float">
            <text:p>555825</text:p>
          </table:table-cell>
          <table:table-cell office:value-type="float" office:value="32700" calcext:value-type="float">
            <text:p>32700</text:p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515198" calcext:value-type="float">
            <text:p>515198</text:p>
          </table:table-cell>
          <table:table-cell office:value-type="float" office:value="63484" calcext:value-type="float">
            <text:p>63484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45532" calcext:value-type="float">
            <text:p>445532</text:p>
          </table:table-cell>
          <table:table-cell office:value-type="float" office:value="58032" calcext:value-type="float">
            <text:p>58032</text:p>
          </table:table-cell>
          <table:table-cell table:number-columns-repeated="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82997" calcext:value-type="float">
            <text:p>382997</text:p>
          </table:table-cell>
          <table:table-cell office:value-type="float" office:value="13197" calcext:value-type="float">
            <text:p>1319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family-complex="'VL ゴシック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2T14:13:01.416248500</dc:date>
    <meta:editing-duration>PT6M28S</meta:editing-duration>
    <meta:editing-cycles>1</meta:editing-cycles>
    <meta:document-statistic meta:table-count="1" meta:cell-count="254" meta:object-count="1"/>
    <meta:generator>LibreOffice/4.3.7.2$Linux_X86_64 LibreOffice_project/43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68cm" svg:y="4.005cm" style:legend-expansion="high" chart:style-name="ch2"/>
        <chart:plot-area chart:style-name="ch3" table:cell-range-address="test.A44:test.C59" chart:data-source-has-labels="both" svg:x="1.331cm" svg:y="0.18cm" svg:width="12.317cm" svg:height="7.659cm">
          <chartooo:coordinate-region svg:x="2.878cm" svg:y="0.379cm" svg:width="10.438cm" svg:height="6.813cm"/>
          <chart:axis chart:dimension="x" chart:name="primary-x" chart:style-name="ch4" chartooo:axis-type="auto">
            <chartooo:date-scale/>
            <chart:title svg:x="6.4cm" svg:y="8.019cm" chart:style-name="ch5">
              <text:p>Deadline_rest</text:p>
            </chart:title>
            <chart:categories table:cell-range-address="test.A44:test.A59"/>
          </chart:axis>
          <chart:axis chart:dimension="y" chart:name="primary-y" chart:style-name="ch4">
            <chart:title svg:x="0.451cm" svg:y="4.384cm" chart:style-name="ch6">
              <text:p>load</text:p>
            </chart:title>
            <chart:grid chart:style-name="ch7" chart:class="major"/>
          </chart:axis>
          <chart:series chart:style-name="ch8" chart:values-cell-range-address="test.B44:test.B59" loext:label-string="既存" chart:class="chart:line">
            <chart:data-point chart:repeated="16"/>
          </chart:series>
          <chart:series chart:style-name="ch9" chart:values-cell-range-address="test.C44:test.C59" loext:label-string="提案" chart:class="chart:line">
            <chart:data-point chart:repeated="16"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既存</text:p>
              </table:table-cell>
              <table:table-cell office:value-type="string">
                <text:p>提案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est.A44:test.A59</svg:desc>
                </draw:g>
              </table:table-cell>
              <table:table-cell office:value-type="float" office:value="985000">
                <text:p>985000</text:p>
                <draw:g>
                  <svg:desc>test.B44:test.B59</svg:desc>
                </draw:g>
              </table:table-cell>
              <table:table-cell office:value-type="float" office:value="985000">
                <text:p>985000</text:p>
                <draw:g>
                  <svg:desc>test.C44:test.C59</svg:desc>
                </draw:g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948420">
                <text:p>948420</text:p>
              </table:table-cell>
              <table:table-cell office:value-type="float" office:value="948420">
                <text:p>948420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07777">
                <text:p>907777</text:p>
              </table:table-cell>
              <table:table-cell office:value-type="float" office:value="907777">
                <text:p>907777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862352">
                <text:p>862352</text:p>
              </table:table-cell>
              <table:table-cell office:value-type="float" office:value="862352">
                <text:p>86235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811249">
                <text:p>811249</text:p>
              </table:table-cell>
              <table:table-cell office:value-type="float" office:value="811249">
                <text:p>811249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753332">
                <text:p>753332</text:p>
              </table:table-cell>
              <table:table-cell office:value-type="float" office:value="753332">
                <text:p>753332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687141">
                <text:p>687141</text:p>
              </table:table-cell>
              <table:table-cell office:value-type="float" office:value="687141">
                <text:p>687141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610767">
                <text:p>610767</text:p>
              </table:table-cell>
              <table:table-cell office:value-type="float" office:value="610767">
                <text:p>610767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521665">
                <text:p>521665</text:p>
              </table:table-cell>
              <table:table-cell office:value-type="float" office:value="521665">
                <text:p>521665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540380">
                <text:p>540380</text:p>
              </table:table-cell>
              <table:table-cell office:value-type="float" office:value="416362">
                <text:p>41636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566197">
                <text:p>566197</text:p>
              </table:table-cell>
              <table:table-cell office:value-type="float" office:value="289997">
                <text:p>289997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577087">
                <text:p>577087</text:p>
              </table:table-cell>
              <table:table-cell office:value-type="float" office:value="135554">
                <text:p>13555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555825">
                <text:p>555825</text:p>
              </table:table-cell>
              <table:table-cell office:value-type="float" office:value="32700">
                <text:p>32700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515198">
                <text:p>515198</text:p>
              </table:table-cell>
              <table:table-cell office:value-type="float" office:value="63484">
                <text:p>6348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445532">
                <text:p>445532</text:p>
              </table:table-cell>
              <table:table-cell office:value-type="float" office:value="58032">
                <text:p>58032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382997">
                <text:p>382997</text:p>
              </table:table-cell>
              <table:table-cell office:value-type="float" office:value="13197">
                <text:p>13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